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fo:font-size="12pt" style:font-size-asian="12pt" style:font-size-complex="12pt"/>
    </style:style>
    <style:style style:name="P2" style:parent-style-name="Normal" style:family="paragraph">
      <style:text-properties style:font-name-complex="Calibri" style:font-weight-complex="bold"/>
    </style:style>
    <style:style style:name="P3" style:parent-style-name="Normal" style:family="paragraph">
      <style:text-properties style:font-name-complex="Calibri" style:font-weight-complex="bold"/>
    </style:style>
    <style:style style:name="P4" style:parent-style-name="Normal" style:family="paragraph">
      <style:text-properties style:font-name-complex="Calibri" style:font-weight-complex="bold"/>
    </style:style>
    <style:style style:name="P5" style:parent-style-name="Normal" style:family="paragraph">
      <style:text-properties style:font-name-complex="Calibri" style:font-weight-complex="bold"/>
    </style:style>
    <style:style style:name="P6" style:parent-style-name="Normal" style:family="paragraph">
      <style:text-properties style:font-name-complex="Calibri" style:font-weight-complex="bold"/>
    </style:style>
    <style:style style:name="P7" style:parent-style-name="Normal" style:family="paragraph">
      <style:text-properties style:font-name-complex="Calibri" style:font-weight-complex="bold" fo:font-size="12pt" style:font-size-asian="12pt" style:font-size-complex="12pt"/>
    </style:style>
    <style:style style:name="P8" style:parent-style-name="Normal" style:family="paragraph">
      <style:text-properties style:font-name-complex="Calibri" style:font-weight-complex="bold" fo:font-size="12pt" style:font-size-asian="12pt" style:font-size-complex="12pt"/>
    </style:style>
    <style:style style:name="P9" style:parent-style-name="Normal" style:family="paragraph">
      <style:text-properties style:font-name-complex="Calibri" style:font-weight-complex="bold" fo:font-size="12pt" style:font-size-asian="12pt" style:font-size-complex="12pt"/>
    </style:style>
    <style:style style:name="P10" style:parent-style-name="Normal" style:family="paragraph">
      <style:text-properties style:font-name-complex="Calibri" style:font-weight-complex="bold" fo:font-size="12pt" style:font-size-asian="12pt" style:font-size-complex="12pt"/>
    </style:style>
    <style:style style:name="P11" style:parent-style-name="Normal" style:family="paragraph">
      <style:text-properties style:font-name-complex="Calibri" style:font-weight-complex="bold" fo:font-size="12pt" style:font-size-asian="12pt" style:font-size-complex="12pt"/>
    </style:style>
    <style:style style:name="P12" style:parent-style-name="Normal" style:family="paragraph">
      <style:text-properties style:font-name-complex="Calibri" style:font-weight-complex="bold" fo:font-size="12pt" style:font-size-asian="12pt" style:font-size-complex="12pt"/>
    </style:style>
    <style:style style:name="P13" style:parent-style-name="Normal" style:family="paragraph">
      <style:text-properties style:font-name-complex="Calibri" style:font-weight-complex="bold" fo:font-size="12pt" style:font-size-asian="12pt" style:font-size-complex="12pt"/>
    </style:style>
    <style:style style:name="P14" style:parent-style-name="Normal" style:family="paragraph">
      <style:text-properties style:font-name-complex="Calibri" style:font-weight-complex="bold" fo:font-size="12pt" style:font-size-asian="12pt" style:font-size-complex="12pt"/>
    </style:style>
    <style:style style:name="P15" style:parent-style-name="Normal" style:family="paragraph">
      <style:text-properties style:font-name-complex="Calibri" style:font-weight-complex="bold" fo:font-size="12pt" style:font-size-asian="12pt" style:font-size-complex="12pt"/>
    </style:style>
    <style:style style:name="P16" style:parent-style-name="Normal" style:family="paragraph">
      <style:text-properties style:font-name-complex="Calibri" style:font-weight-complex="bold" fo:font-size="12pt" style:font-size-asian="12pt" style:font-size-complex="12pt"/>
    </style:style>
    <style:style style:name="P17" style:parent-style-name="Normal" style:family="paragraph">
      <style:text-properties style:font-name-complex="Calibri" style:font-weight-complex="bold" fo:font-size="12pt" style:font-size-asian="12pt" style:font-size-complex="12pt"/>
    </style:style>
    <style:style style:name="P18" style:parent-style-name="Normal" style:family="paragraph">
      <style:text-properties style:font-name-complex="Calibri" style:font-weight-complex="bold" fo:font-size="12pt" style:font-size-asian="12pt" style:font-size-complex="12pt"/>
    </style:style>
    <style:style style:name="P19" style:parent-style-name="Normal" style:family="paragraph">
      <style:text-properties style:font-name-complex="Calibri" style:font-weight-complex="bold" fo:font-size="12pt" style:font-size-asian="12pt" style:font-size-complex="12pt"/>
    </style:style>
    <style:style style:name="P20"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1"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style:style>
    <style:style style:name="P43" style:parent-style-name="Normal" style:family="paragraph">
      <style:text-properties style:font-name="Times New Roman"/>
    </style:style>
    <style:style style:name="P44" style:parent-style-name="Normal" style:family="paragraph">
      <style:text-properties style:font-name="Times New Roman"/>
    </style:style>
    <style:style style:name="P45" style:parent-style-name="Normal" style:family="paragraph">
      <style:text-properties style:font-name="Times New Roman"/>
    </style:style>
    <style:style style:name="P46" style:parent-style-name="Normal" style:family="paragraph">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P50" style:parent-style-name="Normal" style:family="paragraph">
      <style:text-properties style:font-name="Times New Roman"/>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P53" style:parent-style-name="Normal" style:family="paragraph">
      <style:text-properties style:font-name="Times New Roman"/>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style>
    <style:style style:name="P59" style:parent-style-name="Normal" style:family="paragraph">
      <style:text-properties style:font-name="Times New Roman"/>
    </style:style>
    <style:style style:name="P60" style:parent-style-name="Normal" style:family="paragraph">
      <style:text-properties style:font-name="Times New Roman"/>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paragraph-properties fo:break-before="page"/>
    </style:style>
  </office:automatic-styles>
  <office:body>
    <office:text text:use-soft-page-breaks="true">
      <text:p text:style-name="P1">The UI, User and testing</text:p>
      <text:p text:style-name="P2">Our vision for our UI as a group was focus on Simplicity whilst completing the purpose the app was made fore. By simplifying the scope of the app it has affected the UI and made it very easy to moving around<text:s/>the interface. When building this application we had to ask our selves who’s are scope / niche group that would be using this app. We can all fall into the stereotype of saying that people who needs care are elderly or that there not considered “Tech Wizards” and vis versa when talking about younger clients but this were we need to eliminate those stereotypes as it doesn’t help. So by eliminating those thought we decided that the app would be focused on people are in care.<text:s/></text:p>
      <text:p text:style-name="P3">The bases of this project being the Care Tracker App is to provide a protection <text:s/>and care over others and we have tried to implement that through this app by providing data such as , <text:s/>a planner that the client can use to detail there activities for the day , a help button used to signal if the client is in distress and finally a profile page detailing the clients history and telling the carer more about it client.<text:s/></text:p>
      <text:p text:style-name="P4">These bases can also be shared in the eyes off the carer them selves. Their job is to provide care to these clients and also insure their safety . This type of data has been also implemented through this app by having a tracker (this requests the clients permission) that allows you to know where the client is when they are lost or distressed. The carer is allowed to view the clients’ planner and also view the history of their client also.</text:p>
      <text:p text:style-name="P5">The Care Tracker App is aim towards the relationship of the client and carer and these are the main users of the device. A client(“caree”) is as equally important to the career as to the carer to<text:s/>the client. They both work together in order to sustain a healty balance. If you were to say who was to use the app more id say the client more than carer.</text:p>
      <text:p text:style-name="P6">The only way we can determain success in this project is if the functionality that the app is and created for is fulfilled which is creating an environment to boost protection and care.</text:p>
      <text:p text:style-name="P7"><text:s/></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soft-page-break/>
      <text:p text:style-name="P20">Persona</text:p>
      <text:p text:style-name="P21">Career</text:p>
      <text:p text:style-name="P22">Siobhan, carer of a 65 year old patient</text:p>
      <text:p text:style-name="P23">Siobhan is a 25 year old carer who just finished college and is now doing her first job in a carer home. She been tasked to take care of John who is a 65 year old suffering from dementia. It takes her almost 2 hours to commute from Kildare to Ardee in order to be able to work. As she has to take good care of him, she (as the carer) sign john (as the patient) to the care tracker app as it easier for her to keep track of john.</text:p>
      <text:p text:style-name="P24">By signing him up he is able to let his carer know about his where abouts and possible problems when she isn't available/ around</text:p>
      <text:p text:style-name="P25"/>
      <text:p text:style-name="P26">Name: Siobhan Kerr</text:p>
      <text:p text:style-name="P27">DOB: 10th September 1995</text:p>
      <text:p text:style-name="P28">Occupation: Carer <text:s/></text:p>
      <text:p text:style-name="P29">Carer Home: Ardee Care Home</text:p>
      <text:p text:style-name="P30">Patient :John Stacy</text:p>
      <text:p text:style-name="P31">Age: 55 years</text:p>
      <text:p text:style-name="P32">Sickness: Dementia</text:p>
      <text:p text:style-name="P33"/>
      <text:p text:style-name="P34">Siobhan's Goals</text:p>
      <text:p text:style-name="P35">•<text:tab/>It insures John that suffering with dementia is safe at all cost</text:p>
      <text:p text:style-name="P36">•<text:tab/>Her goal with the care tracker app is to be able to monitor John knowing she won’t be around him most of the time so it would help her keep informed</text:p>
      <text:p text:style-name="P37">•<text:tab/>By selecting the Care tracker App, John will be able to let Siobhan know his whereabouts without her having to worry about it.</text:p>
      <text:p text:style-name="P38">•<text:tab/>Siobhan is also able to look at John’s planner and see what he has planned for the day or the week.</text:p>
      <text:p text:style-name="P39"/>
      <text:p text:style-name="P40">Interface Requirements</text:p>
      <text:p text:style-name="P41">•<text:tab/>Allows to tracker</text:p>
      <text:p text:style-name="P42">•<text:tab/>Provide a planner</text:p>
      <text:p text:style-name="P43">•<text:tab/>Minimise obsolete screens making user interface nice and easy for both users</text:p>
      <text:p text:style-name="P44">•<text:tab/>Allow Carer to be able to accesses information</text:p>
      <text:p text:style-name="P45"/>
      <text:p text:style-name="P46"/>
      <text:soft-page-break/>
      <text:p text:style-name="P47">Persona</text:p>
      <text:p text:style-name="P48">Client view</text:p>
      <text:p text:style-name="P49">Maire, newly-retired labourer<text:s/></text:p>
      <text:p text:style-name="P50"/>
      <text:p text:style-name="P51">Marie is a 67 year old newly-retired labourer who stays in Cork after working in a factory for 40 years has been suffering from diabetes. Her Carer which is Philip is usually her stay at home carer but he decided to go and visit his family for the weekend and fears that Maire may be in danger as her vision and hearing has started to deuterate which impedes her daily. As Maire is aware, she hears about this app that her friend Mildred uses to keep in contact with her career. She hears it’s called Care Tracker App and it’s as simple to use with a 4-part navbar so if she needs to contact Phillip it’s at a touch of a button. She signs up and tells Phillip to set up one as the carer. This way she can keep in contact with Phillip and he can give her instruction on prescriptions<text:s/></text:p>
      <text:p text:style-name="P52"/>
      <text:p text:style-name="P53">Name: Maire Stacy</text:p>
      <text:p text:style-name="P54">DOB: 14 Feb 1951</text:p>
      <text:p text:style-name="P55">Age:67 years</text:p>
      <text:p text:style-name="P56">Address: 22 Manor Road</text:p>
      <text:p text:style-name="P57">Sickness: Diabetes</text:p>
      <text:p text:style-name="P58">Career: Phillip Mc Donald</text:p>
      <text:p text:style-name="P59"/>
      <text:p text:style-name="P60">Maire Goals</text:p>
      <text:p text:style-name="P61">•<text:tab/>It insures that she can still receive instruction from Philip in order to be able to know which prescription to take<text:s/></text:p>
      <text:p text:style-name="P62">•<text:tab/>Her goal with the care tracker app is to be able to keep in contact with Phillip whilst hes visiting home</text:p>
      <text:p text:style-name="P63">•<text:tab/>By selecting the Care tracker App, Maire will be able to let Phillip know her whereabouts without him having to worry about it.</text:p>
      <text:p text:style-name="P64"/>
      <text:p text:style-name="P65">Interface Requirements</text:p>
      <text:p text:style-name="P66">•<text:tab/>Allows to tracker</text:p>
      <text:p text:style-name="P67">•<text:tab/>Provide a planner</text:p>
      <text:p text:style-name="P68">•<text:tab/>Minimise obsolete screens making user interface nice and easy for both users</text:p>
      <text:p text:style-name="P69">•<text:tab/>Allow Carer to be able to accesses information</text:p>
      <text:p text:style-name="P70"/>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line-height="103%"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ra uzoma</meta:initial-creator>
    <dc:creator>amara uzoma</dc:creator>
    <meta:creation-date>2020-11-14T17:34:00Z</meta:creation-date>
    <dc:date>2020-11-14T17:34:00Z</dc:date>
    <meta:print-date>2020-11-13T22:32:00Z</meta:print-date>
    <meta:template xlink:href="Normal.dotm" xlink:type="simple"/>
    <meta:editing-cycles>2</meta:editing-cycles>
    <meta:editing-duration>PT60S</meta:editing-duration>
    <meta:document-statistic meta:page-count="4" meta:paragraph-count="10" meta:word-count="755" meta:character-count="5054" meta:row-count="35" meta:non-whitespace-character-count="4309"/>
  </office:meta>
</office:document-meta>
</file>